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bold" officeooo:rsid="0002e7b3" officeooo:paragraph-rsid="0001f5af" style:font-size-asian="15.75pt" style:font-weight-asian="bold" style:font-size-complex="18pt" style:font-weight-complex="bold"/>
    </style:style>
    <style:style style:name="P2" style:family="paragraph" style:parent-style-name="Standard">
      <style:text-properties fo:font-size="44pt" officeooo:rsid="00012d8a" officeooo:paragraph-rsid="00012d8a" style:font-size-asian="38.5pt" style:font-size-complex="44pt"/>
    </style:style>
    <style:style style:name="P3" style:family="paragraph" style:parent-style-name="Standard">
      <style:text-properties fo:font-size="44pt" fo:font-weight="bold" officeooo:rsid="00012d8a" officeooo:paragraph-rsid="00012d8a" style:font-size-asian="38.5pt" style:font-weight-asian="bold" style:font-size-complex="44pt" style:font-weight-complex="bold"/>
    </style:style>
    <style:style style:name="P4" style:family="paragraph" style:parent-style-name="Standard">
      <style:text-properties fo:font-size="26pt" fo:font-weight="normal" officeooo:rsid="00012d8a" officeooo:paragraph-rsid="00012d8a" style:font-size-asian="22.75pt" style:font-weight-asian="normal" style:font-size-complex="26pt" style:font-weight-complex="normal"/>
    </style:style>
    <style:style style:name="P5" style:family="paragraph" style:parent-style-name="Standard">
      <style:text-properties fo:font-size="26pt" fo:font-weight="normal" officeooo:rsid="00012d8a" officeooo:paragraph-rsid="0001f5af" style:font-size-asian="22.75pt" style:font-weight-asian="normal" style:font-size-complex="26pt" style:font-weight-complex="normal"/>
    </style:style>
    <style:style style:name="P6" style:family="paragraph" style:parent-style-name="Standard">
      <style:text-properties fo:color="#3333ff" fo:font-size="22pt" fo:font-weight="bold" officeooo:rsid="000d4a81" officeooo:paragraph-rsid="000234b3" style:font-size-asian="19.25pt" style:font-weight-asian="bold" style:font-size-complex="22pt" style:font-weight-complex="bold"/>
    </style:style>
    <style:style style:name="P7" style:family="paragraph" style:parent-style-name="Standard">
      <style:text-properties fo:color="#3333ff" fo:font-size="22pt" fo:font-weight="bold" officeooo:rsid="00055709" officeooo:paragraph-rsid="0003ad2d" style:font-size-asian="22pt" style:font-weight-asian="bold" style:font-size-complex="22pt" style:font-weight-complex="bold"/>
    </style:style>
    <style:style style:name="P8" style:family="paragraph" style:parent-style-name="Standard">
      <style:text-properties fo:color="#000000" fo:font-size="18pt" fo:font-weight="normal" officeooo:rsid="00055709" officeooo:paragraph-rsid="0003ad2d" style:font-size-asian="15.75pt" style:font-weight-asian="normal" style:font-size-complex="18pt" style:font-weight-complex="normal"/>
    </style:style>
    <style:style style:name="P9" style:family="paragraph" style:parent-style-name="Standard">
      <style:text-properties fo:color="#000000" fo:font-size="18pt" fo:font-weight="normal" officeooo:rsid="0003ad2d" officeooo:paragraph-rsid="0003ad2d" style:font-size-asian="15.75pt" style:font-weight-asian="normal" style:font-size-complex="18pt" style:font-weight-complex="normal"/>
    </style:style>
    <style:style style:name="P10" style:family="paragraph" style:parent-style-name="Standard">
      <style:text-properties fo:color="#000000" fo:font-size="18pt" fo:font-weight="normal" officeooo:rsid="00045b18" officeooo:paragraph-rsid="00045b18" style:font-size-asian="15.75pt" style:font-weight-asian="normal" style:font-size-complex="18pt" style:font-weight-complex="normal"/>
    </style:style>
    <style:style style:name="P11" style:family="paragraph" style:parent-style-name="Standard">
      <style:text-properties fo:color="#000000" fo:font-size="18pt" fo:font-weight="normal" officeooo:rsid="00046a92" officeooo:paragraph-rsid="00046a92" style:font-size-asian="15.75pt" style:font-weight-asian="normal" style:font-size-complex="18pt" style:font-weight-complex="normal"/>
    </style:style>
    <style:style style:name="P12" style:family="paragraph" style:parent-style-name="Standard">
      <style:text-properties fo:color="#0000ff" fo:font-size="18pt" fo:font-weight="bold" officeooo:rsid="00046a92" officeooo:paragraph-rsid="00046a92" style:font-size-asian="15.75pt" style:font-weight-asian="bold" style:font-size-complex="18pt" style:font-weight-complex="bold"/>
    </style:style>
    <style:style style:name="P13" style:family="paragraph" style:parent-style-name="Standard">
      <style:text-properties fo:color="#0000ff" fo:font-size="18pt" fo:font-weight="bold" officeooo:rsid="00054f57" officeooo:paragraph-rsid="00054f57" style:font-size-asian="15.75pt" style:font-weight-asian="bold" style:font-size-complex="18pt" style:font-weight-complex="bold"/>
    </style:style>
    <style:style style:name="T1" style:family="text">
      <style:text-properties officeooo:rsid="0003ad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Requirement <text:tab/><text:tab/>Specification for</text:p>
      <text:p text:style-name="P3"/>
      <text:p text:style-name="P3"/>
      <text:p text:style-name="P3">FIND YOUR SERVICE <text:s text:c="7"/><text:tab/><text:tab/><text:tab/>PROVIDER</text:p>
      <text:p text:style-name="P4"/>
      <text:p text:style-name="P4"/>
      <text:p text:style-name="P4">A MOBILE BASED APP TO FIND YOUR SERVICE PROVIDER</text:p>
      <text:p text:style-name="P5"><text:tab/><text:tab/><text:tab/><text:tab/><text:tab/><text:tab/><text:tab/><text:tab/></text:p>
      <text:p text:style-name="P5"/>
      <text:p text:style-name="P5"/>
      <text:p text:style-name="P5"><text:s text:c="44"/>K.KRANTHI</text:p>
      <text:p text:style-name="P4"><text:tab/><text:tab/><text:tab/><text:tab/><text:tab/><text:tab/><text:tab/><text:tab/>ASHISH VERMA</text:p>
      <text:p text:style-name="P4"><text:tab/><text:tab/><text:tab/><text:tab/><text:tab/><text:tab/><text:tab/><text:tab/>ROHIT VARMA</text:p>
      <text:p text:style-name="P4"/>
      <text:p text:style-name="P4"/>
      <text:p text:style-name="P1"><text:soft-page-break/>Table of Contents</text:p>
      <text:p text:style-name="P1">1. INTRODUCTION</text:p>
      <text:p text:style-name="P1">1.1 <text:s/>Purpose</text:p>
      <text:p text:style-name="P1">1.2 <text:s/>Scope</text:p>
      <text:p text:style-name="P1">1.3 <text:s/>Overview</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INTRODUCTION</text:p>
      <text:p text:style-name="P8">This document is a Software Requirement Specification (SRS) for the <text:span text:style-name="T1">FindYourServiceProvider</text:span> the mobile /desktop based <text:s/>app <text:span text:style-name="T1">to find service provider</text:span>. This is the initial draft for the SRS and it will be used for the extensions. This document is prepared by following IEEE conventions for software requirement specification.</text:p>
      <text:p text:style-name="P9">This app will facilitate the search of service provide by bringing them together on this app.</text:p>
      <text:p text:style-name="P7">1.1. Purpose</text:p>
      <text:p text:style-name="P8">The aim of this document is to specify complete description of the mobile based file sharing app. It is basis for agreement between suppliers and customers about the product to be developed. Through this document, the workload needed for development, validation and verification will ease. To be specific, this document is going to describe functionality, external interfaces, performance, attributes and the design constraints of the system which is going to be developed. Therefore, intended reader groups for this software requirement</text:p>
      <text:p text:style-name="P8">specification are customers, suppliers and users.</text:p>
      <text:p text:style-name="P7">1.2. Scope</text:p>
      <text:p text:style-name="P9">Unlike Naukri.com or Internshala this app bring together service provider who depend on day to day earning for their survival.</text:p>
      <text:p text:style-name="P10">It is going to be nice platform for those who look for some extra work for extra earning.</text:p>
      <text:p text:style-name="P12">1.3. Overview</text:p>
      <text:p text:style-name="P11">We are going to focus on describing the system in terms of product perspective, product functions, user characteristics, assumptions and dependencies on the following section of thisdocument. Next, we will address specific requirements of the system, which will enclose external interface requirements, requirements of the system, performance requirements, and other requirements.</text:p>
      <text:p text:style-name="P11"/>
      <text:p text:style-name="P13"><text:soft-page-break/>2. SPECIFIC REQUIREMENT</text:p>
      <text:p text:style-name="P13">2.1 APP FEATURES</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3:16:28.983908007</meta:creation-date>
    <dc:date>2015-09-26T04:22:31.180938349</dc:date>
    <meta:editing-duration>PT1H1S</meta:editing-duration>
    <meta:editing-cycles>7</meta:editing-cycles>
    <meta:generator>LibreOffice/4.2.8.2$Linux_X86_64 LibreOffice_project/420m0$Build-2</meta:generator>
    <meta:document-statistic meta:table-count="0" meta:image-count="0" meta:object-count="0" meta:page-count="4" meta:paragraph-count="26" meta:word-count="286" meta:character-count="1989" meta:non-whitespace-character-count="1628"/>
  </office:meta>
</office:document-meta>
</file>